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fo:color="#000000" style:font-name="Times New Roman" fo:font-size="14pt" fo:font-weight="bold" style:font-size-asian="14pt" style:language-asian="ru" style:country-asian="RU" style:font-weight-asian="bold" style:font-name-complex="Times New Roman" style:font-size-complex="14pt" style:font-weight-complex="bold"/>
    </style:style>
    <style:style style:name="P2" style:family="paragraph" style:parent-style-name="Standard" style:master-page-name="Standard">
      <loext:graphic-properties draw:fill="solid" draw:fill-color="#ffffff"/>
      <style:paragraph-properties fo:margin-left="0in" fo:margin-right="0in" fo:text-align="justify" style:justify-single-word="false" fo:text-indent="0.4925in" style:auto-text-indent="false" style:page-number="auto" fo:background-color="#ffffff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3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4917in" style:auto-text-indent="false" fo:background-color="#ffffff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2" style:family="text">
      <style:text-properties style:font-name="Times New Roman" fo:font-size="14pt" style:font-size-asian="14pt" style:language-asian="ru" style:country-asian="RU" style:font-name-complex="Times New Roman" style:font-size-complex="14pt"/>
    </style:style>
    <style:style style:name="T3" style:family="text">
      <style:text-properties fo:color="#000000" style:font-name="Times New Roman" fo:font-size="14pt" style:font-size-asian="14pt" style:language-asian="ru" style:country-asian="RU" style:font-name-complex="Times New Roman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Рекомендательные требования к фотографии беспилотного воздушного судна<text:bookmark text:name="_GoBack"/>.</text:p>
      <text:p text:style-name="P1"/>
      <text:p text:style-name="P3"><text:span text:style-name="T3">Фотография БВС должна быть цветной на светлом однотонном фоне. Размер БВС, изображенного на фото, должен занимать не менее 70% от общего размера снимка и </text:span><text:span text:style-name="T2">содержать изображение всех элементов конструкции БВС</text:span><text:span text:style-name="T3">. Ракурс съемки, должен обеспечивать отображение всей видимой площади БВС, позволяющий провести его идентификацию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>Медич Светлана</meta:initial-creator>
    <meta:creation-date>2019-09-26T14:42:00</meta:creation-date>
    <dc:creator>Медич Светлана</dc:creator>
    <dc:date>2019-09-26T17:54:00</dc:date>
    <meta:editing-cycles>4</meta:editing-cycles>
    <meta:document-statistic meta:table-count="0" meta:image-count="0" meta:object-count="0" meta:page-count="1" meta:paragraph-count="2" meta:word-count="50" meta:character-count="391" meta:non-whitespace-character-count="343"/>
    <meta:generator>LibreOffice/6.4.3.2$Linux_X86_64 LibreOffice_project/40$Build-2</meta:generator>
  </office:meta>
</office:document-meta>
</file>